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0d3dfe" officeooo:paragraph-rsid="000d3dfe" style:font-size-asian="14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2pt" officeooo:rsid="0010357d" officeooo:paragraph-rsid="0010357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0d3dfe" officeooo:paragraph-rsid="000d3dfe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2pt" officeooo:rsid="000d3dfe" officeooo:paragraph-rsid="000d3df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0e0d9d" officeooo:paragraph-rsid="000e0d9d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2pt" officeooo:rsid="000e0d9d" officeooo:paragraph-rsid="000e0d9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0fb106" officeooo:paragraph-rsid="000fb106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2pt" officeooo:rsid="000fb106" officeooo:paragraph-rsid="000fb106" style:font-size-asian="10.5pt" style:font-size-complex="12pt"/>
    </style:style>
    <style:style style:name="T1" style:family="text">
      <style:text-properties officeooo:rsid="000e0d9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1 Problema 1</text:p>
      <text:p text:style-name="P1"/>
      <text:list xml:id="list546349783" text:style-name="L1">
        <text:list-item>
          <text:p text:style-name="P4">Para realizar este programa primero he investigado sobre las formulas que <text:s/>iba a necesitar.</text:p>
        </text:list-item>
      </text:list>
      <text:p text:style-name="P3"/>
      <text:list xml:id="list115906298500892" text:continue-numbering="true" text:style-name="L1">
        <text:list-item>
          <text:p text:style-name="P4">Después de declarar el método he escrito la clase y acto seguido he importado la clase “Scanner” <text:span text:style-name="T1">y declarado la variable “teclado”.</text:span></text:p>
        </text:list-item>
        <text:list-item>
          <text:p text:style-name="P6">He declarado las variables que necesitaba para el programa.</text:p>
        </text:list-item>
      </text:list>
      <text:p text:style-name="P5"/>
      <text:list xml:id="list115907273414665" text:continue-numbering="true" text:style-name="L1">
        <text:list-item>
          <text:p text:style-name="P8">Para cada operación he pedido una serie de datos por teclado y mediante las operaciones pertinentes para cada figura y las he almacenado en su variable.</text:p>
        </text:list-item>
      </text:list>
      <text:p text:style-name="P7"/>
      <text:list xml:id="list115907300711230" text:continue-numbering="true" text:style-name="L1">
        <text:list-item>
          <text:p text:style-name="P2">Por último he mostrado por pantalla los resultados deseados por pantall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9:40:04.643815427</meta:creation-date>
    <dc:date>2024-09-29T11:59:05.188290832</dc:date>
    <meta:editing-duration>PT20M2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90" meta:character-count="525" meta:non-whitespace-character-count="445"/>
  </office:meta>
</office:document-meta>
</file>